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6.76mm"/>
    </style:style>
    <style:style style:name="co5" style:family="table-column">
      <style:table-column-properties fo:break-before="auto" style:column-width="21.57mm"/>
    </style:style>
    <style:style style:name="co6" style:family="table-column">
      <style:table-column-properties fo:break-before="auto" style:column-width="18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style-name="ce1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style-name="ce1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style-name="ce1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ce1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1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style-name="ce1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ce1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ce1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1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</table:table-row>
      </table:table>
      <table:table table:name="dział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table table:name="premia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1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08:24:40.389203646</meta:creation-date>
    <dc:date>2017-09-21T08:44:13.685078549</dc:date>
    <meta:editing-duration>PT19M34S</meta:editing-duration>
    <meta:editing-cycles>2</meta:editing-cycles>
    <meta:generator>LibreOffice/5.4.1.2.0$Linux_X86_64 LibreOffice_project/40m0$Build-2</meta:generator>
    <meta:document-statistic meta:table-count="3" meta:cell-count="3601" meta:object-count="0"/>
  </office:meta>
</office:document-meta>
</file>